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4e102d" style:font-name="FreeSans" fo:font-size="18pt" style:text-underline-style="solid" style:text-underline-width="auto" style:text-underline-color="font-color" fo:font-weight="bold" officeooo:rsid="000e6598" officeooo:paragraph-rsid="000e6598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4e102d" style:font-name="FreeSans" fo:font-size="18pt" style:text-underline-style="none" fo:font-weight="normal" officeooo:rsid="000e6598" officeooo:paragraph-rsid="000e6598" style:font-size-asian="15.75pt" style:font-weight-asian="normal" style:font-size-complex="18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4e102d" style:font-name="FreeSans" fo:font-size="18pt" style:text-underline-style="none" fo:font-weight="normal" officeooo:rsid="000e6598" officeooo:paragraph-rsid="000f2dca" style:font-size-asian="15.75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4e102d" style:font-name="FreeSans" fo:font-size="18pt" style:text-underline-style="none" fo:font-weight="normal" officeooo:rsid="000f2dca" officeooo:paragraph-rsid="000f2dca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4e102d" style:font-name="FreeSans" fo:font-size="28pt" style:text-underline-style="solid" style:text-underline-width="auto" style:text-underline-color="font-color" fo:font-weight="bold" officeooo:rsid="000e6598" officeooo:paragraph-rsid="000e6598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6b5e9b" style:font-name="FreeSans" fo:font-size="18pt" style:text-underline-style="none" fo:font-weight="normal" officeooo:rsid="000f2dca" officeooo:paragraph-rsid="000f2dca" style:font-size-asian="15.75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f2dca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0fcc8f"/>
    </style:style>
    <style:style style:name="P9" style:family="paragraph" style:parent-style-name="Standard">
      <style:paragraph-properties fo:text-align="center" style:justify-single-word="false"/>
      <style:text-properties officeooo:paragraph-rsid="000fcc8f"/>
    </style:style>
    <style:style style:name="P10" style:family="paragraph" style:parent-style-name="Standard">
      <style:paragraph-properties fo:text-align="start" style:justify-single-word="false"/>
      <style:text-properties style:use-window-font-color="true" officeooo:rsid="000fcc8f" officeooo:paragraph-rsid="000fcc8f"/>
    </style:style>
    <style:style style:name="P11" style:family="paragraph" style:parent-style-name="Standard" style:list-style-name="L4">
      <style:paragraph-properties fo:text-align="start" style:justify-single-word="false"/>
      <style:text-properties style:use-window-font-color="true" officeooo:rsid="000fcc8f" officeooo:paragraph-rsid="000fcc8f"/>
    </style:style>
    <style:style style:name="T1" style:family="text">
      <style:text-properties officeooo:rsid="000f2dca"/>
    </style:style>
    <style:style style:name="T2" style:family="text">
      <style:text-properties fo:color="#4e102d" style:font-name="FreeSans" fo:font-size="18pt" style:text-underline-style="none" fo:font-weight="normal" officeooo:rsid="000f2dca" style:font-size-asian="15.75pt" style:font-weight-asian="normal" style:font-size-complex="18pt" style:font-weight-complex="normal"/>
    </style:style>
    <style:style style:name="T3" style:family="text">
      <style:text-properties fo:color="#ff0000" style:font-name="FreeSans" fo:font-size="18pt" style:text-underline-style="none" fo:font-weight="normal" officeooo:rsid="000f2dca" style:font-size-asian="15.75pt" style:font-weight-asian="normal" style:font-size-complex="18pt" style:font-weight-complex="normal"/>
    </style:style>
    <style:style style:name="T4" style:family="text">
      <style:text-properties fo:color="#ff0000" style:font-name="FreeSans" fo:font-size="18pt" style:text-underline-style="none" fo:font-weight="normal" officeooo:rsid="000fa67c" style:font-size-asian="15.75pt" style:font-weight-asian="normal" style:font-size-complex="18pt" style:font-weight-complex="normal"/>
    </style:style>
    <style:style style:name="T5" style:family="text">
      <style:text-properties fo:color="#ff0000" style:font-name="FreeSans" fo:font-size="18pt" style:text-underline-style="none" fo:font-weight="normal" officeooo:rsid="000fcc8f" style:font-size-asian="15.75pt" style:font-weight-asian="normal" style:font-size-complex="18pt" style:font-weight-complex="normal"/>
    </style:style>
    <style:style style:name="T6" style:family="text">
      <style:text-properties officeooo:rsid="000fcc8f"/>
    </style:style>
    <style:style style:name="T7" style:family="text">
      <style:text-properties style:font-name="FreeSans" fo:font-size="18pt" style:text-underline-style="none" fo:font-weight="normal" style:font-size-asian="15.75pt" style:font-weight-asian="normal" style:font-size-complex="18pt" style:font-weight-complex="normal"/>
    </style:style>
    <style:style style:name="T8" style:family="text">
      <style:text-properties style:font-name="FreeSans" fo:font-size="18pt" style:text-underline-style="none" fo:font-weight="normal" officeooo:rsid="000fa67c" style:font-size-asian="15.75pt" style:font-weight-asian="normal" style:font-size-complex="18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253cm" fo:text-indent="-0.635cm" fo:margin-left="6.2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ificación proyecto, <text:span text:style-name="T6">tareas pendientes</text:span></text:p>
      <text:p text:style-name="P1"/>
      <text:list xml:id="list1388370312" text:style-name="L1">
        <text:list-item>
          <text:p text:style-name="P2">pag. Principal</text:p>
          <text:list>
            <text:list-item>
              <text:p text:style-name="P2">solo entradas clientes-prov, tanto nuevos como ya registrados.</text:p>
            </text:list-item>
          </text:list>
        </text:list-item>
        <text:list-item>
          <text:p text:style-name="P2">Pag. Clientes-prov registrados</text:p>
          <text:list>
            <text:list-item>
              <text:p text:style-name="P2">usar la misma pag. Para los dos, desde el mismo boton de la pag principal</text:p>
              <text:list>
                <text:list-item>
                  <text:p text:style-name="P2">desde esta pag un enlace a <text:span text:style-name="T1">ver productos</text:span> si eres cliente</text:p>
                  <text:list>
                    <text:list-item>
                      <text:p text:style-name="P4">cuando selecciona prod q se añada en un carro.</text:p>
                    </text:list-item>
                    <text:list-item>
                      <text:p text:style-name="P7"><text:span text:style-name="T2">Cuando acabe el pedido q se enlace con cuenta de los proveedores seleccionados para q le manden los pedidos.</text:span></text:p>
                    </text:list-item>
                  </text:list>
                </text:list-item>
                <text:list-item>
                  <text:p text:style-name="P3">desde esta pag un enlace a prov para poder añadir productos y ver pedidos, <text:span text:style-name="T1">y boton a su base de pedidos</text:span></text:p>
                  <text:list>
                    <text:list-item>
                      <text:p text:style-name="P3">deberia poder ver su base de datos p si quiere modificar algo de los produc exixtentes.</text:p>
                    </text:list-item>
                  </text:list>
                </text:list-item>
              </text:list>
            </text:list-item>
          </text:list>
        </text:list-item>
      </text:list>
      <text:p text:style-name="P6">En todas las pag quiero que se vea el nombre de la pag con su logo y un boton a la pag principal, <text:span text:style-name="T6">una imagen de fondo</text:span></text:p>
      <text:p text:style-name="P9"><text:span text:style-name="T3">A cordarse de:</text:span></text:p>
      <text:list xml:id="list852811337" text:style-name="L3">
        <text:list-item>
          <text:p text:style-name="P8"><text:span text:style-name="T3">añadir un boton de cerrar todo.</text:span></text:p>
        </text:list-item>
        <text:list-item>
          <text:p text:style-name="P8"><text:span text:style-name="T4">producto/precio/proveedor/boton de selección.</text:span></text:p>
        </text:list-item>
        <text:list-item>
          <text:p text:style-name="P8"><text:span text:style-name="T4">Base de datos productos con boton de editar y eliminar </text:span><text:span text:style-name="T5">de la</text:span><text:span text:style-name="T4"> BD</text:span></text:p>
        </text:list-item>
      </text:list>
      <text:p text:style-name="P10"><text:span text:style-name="T8">P</text:span><text:span text:style-name="T7">osiblemente quede mejor una pag de bienvenida con un enlace a la pag principal</text:span></text:p>
      <text:list xml:id="list913218087" text:style-name="L4">
        <text:list-item>
          <text:p text:style-name="P11"><text:span text:style-name="T7">con un img q sirva después de placeholder.</text:span></text:p>
        </text:list-item>
        <text:list-item>
          <text:p text:style-name="P11"><text:span text:style-name="T7">Nombre de app en grande con un “lema”</text:span></text:p>
        </text:list-item>
        <text:list-item>
          <text:p text:style-name="P11"><text:span text:style-name="T7">boton de entrad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1:58:54.975882547</meta:creation-date>
    <dc:date>2020-10-07T13:03:57.228894663</dc:date>
    <meta:editing-duration>PT11M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208" meta:character-count="1079" meta:non-whitespace-character-count="905"/>
  </office:meta>
</office:document-meta>
</file>